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opertyBindingResul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BindingResult.BeanPropertyBindingResult( @ Nullable Object target , String objectName , boolean autoGrowNestedPaths , int autoGrowCollection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PropertyBindingResult.createBeanWr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PropertyBindingResult.getPropertyAc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PropertyBindingResult.BeanPropertyBindingResult( @ Nullable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